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E32]" office:value-type="float" office:value="4" calcext:value-type="float">
            <text:p>4</text:p>
          </table:table-cell>
          <table:table-cell table:formula="of:=[.D39]-40" office:value-type="float" office:value="-36" calcext:value-type="float">
            <text:p>-3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.00.0000</text:date>, <text:time style:data-style-name="N2" text:time-value="19:04:31.980521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7-10T22:10:06.143925403</dc:date>
    <meta:editing-duration>PT4H44M51S</meta:editing-duration>
    <meta:editing-cycles>64</meta:editing-cycles>
    <meta:document-statistic meta:table-count="1" meta:cell-count="84" meta:object-count="0"/>
  </office:meta>
</office:document-meta>
</file>